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end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1"/></text:p>
      <text:p text:style-name="Standard"><text:s text:c="50"/></text:p>
      <text:p text:style-name="Standard"><text:s text:c="53"/></text:p>
      <text:p text:style-name="P1">TRABAJO</text:p>
      <text:p text:style-name="P1">PRÁCTICO</text:p>
      <text:p text:style-name="P1"/>
      <text:p text:style-name="P1">PRÁCTICA</text:p>
      <text:p text:style-name="P1">PROFESIONALIZANTE </text:p>
      <text:p text:style-name="P1"/>
      <text:p text:style-name="P1"/>
      <text:p text:style-name="P1">ISPC</text:p>
      <text:p text:style-name="P1">Ciclo lectivo 2021</text:p>
      <text:p text:style-name="P1"/>
      <text:p text:style-name="P1"/>
      <text:p text:style-name="P1"/>
      <text:p text:style-name="P1"/>
      <text:p text:style-name="P1"/>
      <text:p text:style-name="P1"/>
      <text:p text:style-name="P2">Alumnos: <text:s text:c="7"/></text:p>
      <text:p text:style-name="P2">Ojeda, Verónica</text:p>
      <text:p text:style-name="P2">Rico,Zarin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/>A continuación adjuntamos links de videos solicitados</text:p>
      <text:p text:style-name="P3"/>
      <text:p text:style-name="P3">La primer parte corresponde a la página web en general</text:p>
      <text:p text:style-name="P3">y la segunda parte a base de datos.</text:p>
      <text:p text:style-name="P3"/>
      <text:p text:style-name="P3"/>
      <text:p text:style-name="P3"><text:a xlink:type="simple" xlink:href="https://www.youtube.com/watch?v=ycThiu-yCKw" text:style-name="Internet_20_link" text:visited-style-name="Visited_20_Internet_20_Link">https://www.youtube.com/watch?v=ycThiu-yCKw</text:a></text:p>
      <text:p text:style-name="P3"/>
      <text:p text:style-name="P3"><text:a xlink:type="simple" xlink:href="https://www.youtube.com/watch?v=dLk71rOtetE" text:style-name="Internet_20_link" text:visited-style-name="Visited_20_Internet_20_Link">https://www.youtube.com/watch?v=dLk71rOtetE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21T21:51:14.55</meta:creation-date>
    <meta:document-statistic meta:table-count="0" meta:image-count="0" meta:object-count="0" meta:page-count="2" meta:paragraph-count="17" meta:word-count="39" meta:character-count="478"/>
    <dc:date>2021-11-21T21:55:50.78</dc:date>
    <meta:editing-duration>PT4M36S</meta:editing-duration>
    <meta:editing-cycles>1</meta:editing-cycles>
    <meta:generator>OpenOffice/4.1.2$Win32 OpenOffice.org_project/412m3$Build-9782</meta:generator>
  </office:meta>
</office:document-meta>
</file>